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f8dcc" officeooo:paragraph-rsid="001f8dcc"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normal" officeooo:rsid="001f8dcc" officeooo:paragraph-rsid="001f8dcc" style:font-size-asian="16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f8dcc" officeooo:paragraph-rsid="001f8dcc"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font-weight="normal" officeooo:rsid="001f8dcc" officeooo:paragraph-rsid="001f8dcc" style:font-size-asian="12pt" style:font-weight-asian="normal" style:font-size-complex="12pt" style:font-weight-complex="normal"/>
    </style:style>
    <style:style style:name="P5" style:family="paragraph" style:parent-style-name="Text_20_body">
      <style:text-properties style:font-name="Times New Roman"/>
    </style:style>
    <style:style style:name="P6" style:family="paragraph" style:parent-style-name="Text_20_body">
      <style:paragraph-properties fo:text-align="center" style:justify-single-word="false"/>
      <style:text-properties style:font-name="Times New Roman" fo:font-size="16pt" style:font-size-asian="16pt" style:font-size-complex="16pt"/>
    </style:style>
    <style:style style:name="P7" style:family="paragraph" style:parent-style-name="Text_20_body">
      <style:paragraph-properties fo:text-align="center" style:justify-single-word="false"/>
      <style:text-properties style:font-name="Times New Roman" fo:font-size="14pt" officeooo:rsid="001f8dcc" officeooo:paragraph-rsid="001f8dcc" style:font-size-asian="12.25pt" style:font-size-complex="14pt"/>
    </style:style>
    <style:style style:name="P8" style:family="paragraph" style:parent-style-name="Text_20_body">
      <style:paragraph-properties fo:text-align="start" style:justify-single-word="false"/>
      <style:text-properties style:font-name="Times New Roman" fo:font-size="14pt" fo:font-weight="bold" officeooo:rsid="0020a379" officeooo:paragraph-rsid="0020a379" style:font-size-asian="14pt" style:font-weight-asian="bold" style:font-size-complex="14pt" style:font-weight-complex="bold"/>
    </style:style>
    <style:style style:name="P9" style:family="paragraph" style:parent-style-name="Text_20_body">
      <style:paragraph-properties fo:text-align="start" style:justify-single-word="false"/>
      <style:text-properties style:font-name="Times New Roman" fo:font-size="12pt" fo:font-weight="normal" officeooo:rsid="001fb7b7" officeooo:paragraph-rsid="001fb7b7"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style:font-name="Times New Roman" fo:font-size="12pt" fo:font-weight="normal" officeooo:rsid="0020a379" officeooo:paragraph-rsid="0029b793"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font-name="Times New Roman" fo:font-size="12pt" fo:font-weight="normal" officeooo:rsid="002dbb81" officeooo:paragraph-rsid="002dbb81"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Times New Roman" fo:font-size="12pt" fo:font-weight="normal" officeooo:rsid="0020a379" officeooo:paragraph-rsid="0029b793"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font-name="Times New Roman" fo:font-size="12pt" fo:font-weight="normal" officeooo:rsid="0020a379" officeooo:paragraph-rsid="002b027c"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style:font-name="Times New Roman" fo:font-size="12pt" fo:font-weight="normal" officeooo:rsid="0020a379" officeooo:paragraph-rsid="0028bf40"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style:font-name="Times New Roman" fo:font-size="12pt" fo:font-weight="normal" officeooo:rsid="0022a625" officeooo:paragraph-rsid="0029b793"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style:font-name="Times New Roman" fo:font-size="12pt" fo:font-weight="normal" officeooo:rsid="0029b793" officeooo:paragraph-rsid="0029b793"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fo:font-weight="normal" officeooo:rsid="002eddf5" officeooo:paragraph-rsid="002eddf5"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2pt" officeooo:paragraph-rsid="0020a379" style:font-size-asian="12pt" style:font-size-complex="12pt"/>
    </style:style>
    <style:style style:name="P19" style:family="paragraph" style:parent-style-name="Text_20_body">
      <style:paragraph-properties fo:text-align="start" style:justify-single-word="false"/>
      <style:text-properties style:font-name="Times New Roman" fo:font-size="12pt" fo:font-style="normal" fo:font-weight="normal" officeooo:rsid="0023a097" officeooo:paragraph-rsid="002b027c" style:font-size-asian="10.5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text-properties style:font-name="Times New Roman" fo:font-weight="bold" officeooo:rsid="001fb7b7" officeooo:paragraph-rsid="001fb7b7" style:font-weight-asian="bold" style:font-weight-complex="bold"/>
    </style:style>
    <style:style style:name="P21" style:family="paragraph" style:parent-style-name="Text_20_body">
      <style:paragraph-properties fo:text-align="start" style:justify-single-word="false"/>
      <style:text-properties style:font-name="Times New Roman" fo:font-weight="normal" officeooo:rsid="0020a379" officeooo:paragraph-rsid="0020a379" style:font-weight-asian="normal" style:font-weight-complex="normal"/>
    </style:style>
    <style:style style:name="P22" style:family="paragraph" style:parent-style-name="Text_20_body">
      <style:paragraph-properties fo:text-align="start" style:justify-single-word="false"/>
      <style:text-properties style:font-name="Times New Roman" fo:font-size="13pt" fo:font-weight="normal" officeooo:rsid="002b027c" officeooo:paragraph-rsid="002b027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Times New Roman" fo:font-size="13pt" fo:font-weight="normal" officeooo:rsid="002dbb81" officeooo:paragraph-rsid="002dbb81" style:font-size-asian="13pt" style:font-weight-asian="normal" style:font-size-complex="13pt" style:font-weight-complex="normal"/>
    </style:style>
    <style:style style:name="P24" style:family="paragraph" style:parent-style-name="Text_20_body">
      <style:text-properties officeooo:paragraph-rsid="0026594d"/>
    </style:style>
    <style:style style:name="P25" style:family="paragraph" style:parent-style-name="Text_20_body">
      <style:paragraph-properties fo:text-align="start" style:justify-single-word="false"/>
      <style:text-properties fo:color="#800000" style:font-name="Times New Roman" fo:font-size="13pt" fo:font-weight="normal" officeooo:rsid="002dbb81" officeooo:paragraph-rsid="002dbb81" style:font-size-asian="13pt" style:font-weight-asian="normal" style:font-size-complex="13pt" style:font-weight-complex="normal"/>
    </style:style>
    <style:style style:name="P26" style:family="paragraph" style:parent-style-name="Heading_20_1">
      <style:paragraph-properties fo:text-align="center" style:justify-single-word="false"/>
      <style:text-properties style:font-name="Times New Roman" fo:font-size="16pt" style:font-size-asian="16pt" style:font-size-complex="16pt"/>
    </style:style>
    <style:style style:name="P27" style:family="paragraph" style:parent-style-name="Heading_20_1">
      <style:paragraph-properties fo:text-align="center" style:justify-single-word="false"/>
      <style:text-properties style:font-name="Times New Roman" fo:font-size="14pt" officeooo:rsid="001f8dcc" officeooo:paragraph-rsid="001f8dcc" style:font-size-asian="12.25pt" style:font-size-complex="14pt"/>
    </style:style>
    <style:style style:name="P28" style:family="paragraph" style:parent-style-name="Heading_20_1">
      <style:paragraph-properties fo:text-align="start" style:justify-single-word="false"/>
      <style:text-properties style:font-name="Times New Roman" fo:font-size="12pt" fo:font-weight="bold" officeooo:rsid="001fb7b7" officeooo:paragraph-rsid="001fb7b7" style:font-size-asian="12pt" style:font-weight-asian="bold" style:font-size-complex="12pt" style:font-weight-complex="bold"/>
    </style:style>
    <style:style style:name="P29" style:family="paragraph" style:parent-style-name="Heading_20_2">
      <style:paragraph-properties fo:text-align="start" style:justify-single-word="false"/>
      <style:text-properties style:font-name="Times New Roman" fo:font-size="14pt" officeooo:paragraph-rsid="0020a379" style:font-size-asian="14pt" style:font-size-complex="14pt"/>
    </style:style>
    <style:style style:name="T1" style:family="text">
      <style:text-properties officeooo:rsid="0021a5d8"/>
    </style:style>
    <style:style style:name="T2" style:family="text">
      <style:text-properties officeooo:rsid="0022346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23a097" style:font-style-asian="italic" style:font-style-complex="italic"/>
    </style:style>
    <style:style style:name="T6" style:family="text">
      <style:text-properties fo:font-style="italic" officeooo:rsid="00245d5a" style:font-style-asian="italic" style:font-style-complex="italic"/>
    </style:style>
    <style:style style:name="T7" style:family="text">
      <style:text-properties fo:font-style="italic" officeooo:rsid="0024f270" style:font-style-asian="italic" style:font-style-complex="italic"/>
    </style:style>
    <style:style style:name="T8" style:family="text">
      <style:text-properties fo:font-style="italic" officeooo:rsid="0022a625" style:font-style-asian="italic" style:font-style-complex="italic"/>
    </style:style>
    <style:style style:name="T9" style:family="text">
      <style:text-properties fo:font-style="italic" officeooo:rsid="0025bf40" style:font-style-asian="italic" style:font-style-complex="italic"/>
    </style:style>
    <style:style style:name="T10" style:family="text">
      <style:text-properties fo:font-style="italic" officeooo:rsid="0026594d"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3a097" style:font-style-asian="normal" style:font-style-complex="normal"/>
    </style:style>
    <style:style style:name="T13" style:family="text">
      <style:text-properties fo:font-style="normal" officeooo:rsid="00245d5a" style:font-style-asian="normal" style:font-style-complex="normal"/>
    </style:style>
    <style:style style:name="T14" style:family="text">
      <style:text-properties fo:font-style="normal" officeooo:rsid="0024f270" style:font-style-asian="normal" style:font-style-complex="normal"/>
    </style:style>
    <style:style style:name="T15" style:family="text">
      <style:text-properties fo:font-style="normal" officeooo:rsid="0028bf40" style:font-style-asian="normal" style:font-style-complex="normal"/>
    </style:style>
    <style:style style:name="T16" style:family="text">
      <style:text-properties fo:font-style="normal" officeooo:rsid="0022a625" style:font-style-asian="normal" style:font-style-complex="normal"/>
    </style:style>
    <style:style style:name="T17" style:family="text">
      <style:text-properties fo:font-style="normal" officeooo:rsid="0029b793" style:font-style-asian="normal" style:font-style-complex="normal"/>
    </style:style>
    <style:style style:name="T18" style:family="text">
      <style:text-properties fo:font-style="normal" officeooo:rsid="0025bf40" style:font-style-asian="normal" style:font-style-complex="normal"/>
    </style:style>
    <style:style style:name="T19" style:family="text">
      <style:text-properties fo:font-style="normal" officeooo:rsid="0026594d" style:font-style-asian="normal" style:font-style-complex="normal"/>
    </style:style>
    <style:style style:name="T20" style:family="text">
      <style:text-properties fo:color="#ff0000" style:font-name="Times New Roman"/>
    </style:style>
    <style:style style:name="T21" style:family="text">
      <style:text-properties fo:color="#ff0000" style:font-name="Times New Roman" fo:font-size="12pt" fo:font-style="normal" fo:font-weight="normal" officeooo:rsid="0026594d" style:font-size-asian="10.5pt" style:font-style-asian="normal" style:font-weight-asian="normal" style:font-size-complex="12pt" style:font-style-complex="normal" style:font-weight-complex="normal"/>
    </style:style>
    <style:style style:name="T22" style:family="text">
      <style:text-properties fo:color="#ff0000" fo:font-style="italic" officeooo:rsid="0025bf40" style:font-style-asian="italic" style:font-style-complex="italic"/>
    </style:style>
    <style:style style:name="T23" style:family="text">
      <style:text-properties fo:color="#ff0000" fo:font-style="normal" officeooo:rsid="0025bf40" style:font-style-asian="normal" style:font-style-complex="normal"/>
    </style:style>
    <style:style style:name="T24" style:family="text">
      <style:text-properties fo:color="#ff0000" fo:font-style="normal" officeooo:rsid="0026594d" style:font-style-asian="normal" style:font-style-complex="normal"/>
    </style:style>
    <style:style style:name="T25" style:family="text">
      <style:text-properties fo:font-size="12pt" style:font-size-asian="12pt" style:font-size-complex="12pt"/>
    </style:style>
    <style:style style:name="T26" style:family="text">
      <style:text-properties fo:font-size="12pt" fo:font-style="italic" style:font-size-asian="12pt" style:font-size-complex="12pt"/>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fo:font-style="normal" officeooo:rsid="0022a625" style:font-size-asian="12pt" style:font-style-asian="normal" style:font-size-complex="12pt" style:font-style-complex="normal"/>
    </style:style>
    <style:style style:name="T29" style:family="text">
      <style:text-properties fo:font-size="12pt" fo:font-style="normal" officeooo:rsid="0024f270" style:font-size-asian="12pt" style:font-style-asian="normal" style:font-size-complex="12pt" style:font-style-complex="normal"/>
    </style:style>
    <style:style style:name="T30" style:family="text">
      <style:text-properties officeooo:rsid="0029b7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p text:style-name="P7"/>
      <text:p text:style-name="P7"/>
      <text:h text:style-name="P26" text:outline-level="1"/>
      <text:h text:style-name="P26" text:outline-level="1"/>
      <text:p text:style-name="P6"/>
      <text:p text:style-name="P6"/>
      <text:p text:style-name="P6"/>
      <text:h text:style-name="P26" text:outline-level="1">Project in Practical Machine Learning</text:h>
      <text:p text:style-name="P1">Radar image clustering</text:p>
      <text:p text:style-name="P4">Marko Hassinen</text:p>
      <text:p text:style-name="P4">01402958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lsinki 20.03.2016</text:p>
      <text:p text:style-name="P3"/>
      <text:p text:style-name="P3">University of Helsinki</text:p>
      <text:p text:style-name="P3">Department of Computer Science</text:p>
      <text:h text:style-name="P28" text:outline-level="1"><text:soft-page-break/>Terms of Reference</text:h>
      <text:p text:style-name="P9">A report submitted in fulfilment of the requirements for Course 582739 Project in Practical Machine learning, Deparment of Computer Scinece, University of Helsinki.</text:p>
      <text:p text:style-name="P20"/>
      <text:p text:style-name="P20">Abstract</text:p>
      <text:p text:style-name="P21">Weather Radar image clustering is the topic of this project. This report explains which tools and methods were used in the project. Report also investigates the results of the projec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text:soft-page-break/>Table of Conten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text:soft-page-break/>Introduction</text:p>
      <text:p text:style-name="P17">The goal of this project is to find clusters within weather radar images and find these clusters with different clustering methods. Also an additional goal is to compare the results of different clustering methods and evaluate the performance of the clustering methods. Most of the clustering methods are predictive clustering methods. This means that the aim of the clustering is to predict possible clusters rather than observe the structure and relation within the dataset. Clustering relates to machine learning because clustering is considered to be part of unsupervised machine learning. Unsupervised machine learning differs from supervised machine learning such that no labels are attached to the data by user. The results of this project were gathered around late winter and early spring of 2016. </text:p>
      <text:p text:style-name="P17"/>
      <text:p text:style-name="P8">Methods</text:p>
      <text:p text:style-name="P13">Tools used in this project were programming language Python 3.4.3 (lähde), web application framework Django (version + lähde), Platform-as-a-Service(<text:span text:style-name="T2">viite</text:span>) provider Heroku(lähde). </text:p>
      <text:p text:style-name="P13"/>
      <text:p text:style-name="P22">Data Collection</text:p>
      <text:p text:style-name="P13"><text:span text:style-name="T2">Data analysed in the project was provided by Finnish Meteorological Institute (FMI) and retrived from FMIs Web Map Service. </text:span><text:span text:style-name="T16">FMI has 10 different weather radars located around Finland which provide the data for WMS. WMS can </text:span><text:span text:style-name="T17">also merge</text:span><text:span text:style-name="T16"> </text:span><text:span text:style-name="T17">all of the weather radars data into a single image covering almost all of Finland</text:span><text:span text:style-name="T16">. Only single radar images were used in the project, since they all shared the same shape. </text:span><text:span text:style-name="T12">Every radar also ha</text:span><text:span text:style-name="T17">s</text:span><text:span text:style-name="T12"> four different measure</text:span><text:span text:style-name="T17">s, </text:span><text:span text:style-name="T12">radar reflectivity (dbzh), radial velocity (vrad), rain classification (hclass) and cloud top height (etop_20).</text:span></text:p>
      <text:p text:style-name="P19"/>
      <text:p text:style-name="P22"><text:span text:style-name="T12">M</text:span><text:span text:style-name="T11">odules</text:span></text:p>
      <text:p text:style-name="P12"><text:span text:style-name="T2"><text:s/>A module </text:span><text:span text:style-name="T8">datagathering-py </text:span><text:span text:style-name="T17">was implemented to</text:span><text:span text:style-name="T16"> connect to FMIs WMS server. </text:span><text:span text:style-name="T17">This module is able to retrieve</text:span><text:span text:style-name="T16"> 40 different </text:span><text:span text:style-name="T17">weather radar </text:span><text:span text:style-name="T16">images and s</text:span><text:span text:style-name="T17">tore</text:span><text:span text:style-name="T16"> them </text:span><text:span text:style-name="T17">on disk</text:span><text:span text:style-name="T16">. </text:span><text:span text:style-name="T12"><text:s/></text:span><text:span text:style-name="T5">datagathering.py </text:span><text:span text:style-name="T12">is </text:span><text:span text:style-name="T13">module that is </text:span><text:span text:style-name="T12">able to pull all of the different kinds of images from every FMIs weather radar in real time. </text:span><text:span text:style-name="T15">The initial r</text:span><text:span text:style-name="T12">esolution of the images </text:span><text:span text:style-name="T15">was</text:span><text:span text:style-name="T12"> 720x480 </text:span><text:span text:style-name="T15">(480p)</text:span><text:span text:style-name="T12">. </text:span><text:span text:style-name="T13">Image </text:span><text:span text:style-name="T15">resolution</text:span><text:span text:style-name="T13"> had different options, </text:span><text:span text:style-name="T12">but 720x480 </text:span><text:span text:style-name="T15">because it's a stardard size. </text:span><text:span text:style-name="T12">Image </text:span><text:span text:style-name="T15">resolution</text:span><text:span text:style-name="T12"> affects greatly the clustering algorithms performance. </text:span><text:span text:style-name="T15">Also larger image resolution was considered, but the algorithm runtime on a local machine suggested that smaller resolution would be better for further cluster and algorithm analysis.</text:span><text:span text:style-name="T12"> </text:span><text:span text:style-name="T15">Because of the poor performance with 480p images, a smaller resolution was chosen of size 300x250 and new dataset was gathered from FMI. New resolution was almost half of the size of the original resolution and thus the algorithm runtime improved greatly. Faster algorithm performance with smaller resolution means also loss of detail in images so it's a trade-off between image detail and clustering algorithm runtime.</text:span></text:p>
      <text:p text:style-name="P15"><text:span text:style-name="T12"><text:tab/>The File </text:span><text:span text:style-name="T5">preprocessor.py </text:span><text:span text:style-name="T12">is used to read images into numpy arrays. The File defines a class </text:span><text:span text:style-name="T5">preprocessor</text:span><text:span text:style-name="T12">, which has three local attributes </text:span><text:span text:style-name="T5">data, amount </text:span><text:span text:style-name="T12">and</text:span><text:span text:style-name="T5"> path</text:span><text:span text:style-name="T12">. </text:span><text:span text:style-name="T5">Data</text:span><text:span text:style-name="T12"> datatype is pythons built-in </text:span><text:soft-page-break/><text:span text:style-name="T12">list, because with large amounts(i.e. &gt;1000) of images </text:span><text:span text:style-name="T5">data</text:span><text:span text:style-name="T12">s conversion into numpy array would take a lot of time. </text:span><text:span text:style-name="T5">Amount </text:span><text:span text:style-name="T12">holds the information about the amount of images read with </text:span><text:span text:style-name="T5">preprocessor</text:span><text:span text:style-name="T12">. Directory path to the images read by </text:span><text:span text:style-name="T5">preprocessor </text:span><text:span text:style-name="T12">has been saved into </text:span><text:span text:style-name="T5">path</text:span><text:span text:style-name="T12">. </text:span><text:span text:style-name="T6">preprocessor </text:span><text:span text:style-name="T13">has three public functions and one local. The local function is called </text:span><text:span text:style-name="T6">read_data()</text:span><text:span text:style-name="T13"> and it has no parameters, but the convetional </text:span><text:span text:style-name="T6">self</text:span><text:span text:style-name="T13"> parameter. It uses the module </text:span><text:span text:style-name="T6">os</text:span><text:span text:style-name="T13"> to read traverse through the filesystem. The function also assumes that the files within the root are images, which the module </text:span><text:span text:style-name="T6">matplotlib.image</text:span><text:span text:style-name="T13"> can read. </text:span><text:span text:style-name="T6">matplotlib.image.imread </text:span><text:span text:style-name="T13">returns </text:span><text:span text:style-name="T6">numpy</text:span><text:span text:style-name="T13"> arrays with the shape (480, 720, 3) in this case. r</text:span><text:span text:style-name="T6">ead_data() </text:span><text:span text:style-name="T13">appends the class attribute </text:span><text:span text:style-name="T6">data </text:span><text:span text:style-name="T13">and returns it. Functions </text:span><text:span text:style-name="T6">count_data() </text:span><text:span text:style-name="T13">and </text:span><text:span text:style-name="T6">get_path()</text:span><text:span text:style-name="T13"> work as typical getter-functions(viite). </text:span><text:span text:style-name="T7">get_data() </text:span><text:span text:style-name="T14"><text:s/>has one paratemeter </text:span><text:span text:style-name="T7">path</text:span><text:span text:style-name="T14">, which is a string that represents the directory path to the data. </text:span><text:span text:style-name="T7">get_data()</text:span><text:span text:style-name="T14"> uses </text:span><text:span text:style-name="T7">read_data()</text:span><text:span text:style-name="T14"> to get the data and stores </text:span><text:span text:style-name="T7">path, amount </text:span><text:span text:style-name="T14">and the </text:span><text:span text:style-name="T7">data </text:span><text:span text:style-name="T14"><text:s/>itself. If </text:span><text:span text:style-name="T7">get_data() </text:span><text:span text:style-name="T14">is called twice with same </text:span><text:span text:style-name="T7">path</text:span><text:span text:style-name="T14">, then </text:span><text:span text:style-name="T7">read_data() </text:span><text:span text:style-name="T14">is called only once. </text:span><text:span text:style-name="T7">get_data()</text:span><text:span text:style-name="T14"> returns a four dimensional matrix, which contains all the images as pixel arrays</text:span><text:span text:style-name="T7">.</text:span><text:span text:style-name="T14"> </text:span><text:span text:style-name="T7">get_data_as_2d()</text:span><text:span text:style-name="T14"> has also one parameter </text:span><text:span text:style-name="T7">path </text:span><text:span text:style-name="T14">and it uses </text:span><text:span text:style-name="T7">get_data()</text:span><text:span text:style-name="T14">, but returns data as two dimensional matrix instead of four, where all single images have been reshaped into one dimension with </text:span><text:span text:style-name="T7">numpys </text:span><text:span text:style-name="T14">rehape function. </text:span></text:p>
      <text:p text:style-name="P15"><text:span text:style-name="T18"><text:tab/>All clustering related code has been encapsulated in </text:span><text:span text:style-name="T9">my_models.py </text:span><text:span text:style-name="T18">file. The file has a class </text:span><text:span text:style-name="T9">my_models</text:span><text:span text:style-name="T18"> that includes every machine learning algorithm used in the project. </text:span><text:span text:style-name="T11">K-means (Flach, </text:span><text:span text:style-name="T14">2012</text:span><text:span text:style-name="T11">), k-metoids (Flach, </text:span><text:span text:style-name="T14">2012</text:span><text:span text:style-name="T11">) algorithms were selected for cluster analysis </text:span><text:span text:style-name="T18">and they are implemented as functions inside </text:span><text:span text:style-name="T9">my_models</text:span><text:span text:style-name="T18">. K-means and k-metoids require initial cluster kernels and local function </text:span><text:span text:style-name="T9">randomly_init_cluster_kernels() </text:span><text:span text:style-name="T18">does exactly that. It has two parameters </text:span><text:span text:style-name="T9">data </text:span><text:span text:style-name="T18">and </text:span><text:span text:style-name="T9">k,</text:span><text:span text:style-name="T18"> where k is the desired amount of clusters. </text:span><text:span text:style-name="T9">randomly_init_cluster_kernels()</text:span><text:span text:style-name="T18"> uses </text:span><text:span text:style-name="T9">numpy.random.randint()</text:span><text:span text:style-name="T18"> to get a random value between 0 and n, where n is the amount of data. Then it stores the random index(key) and coresponding pixel array and repeats this k times. Finally it returns two </text:span><text:span text:style-name="T9">numpy.array</text:span><text:span text:style-name="T18">s first one containing new random kernels and second one containing their keys. </text:span><text:span text:style-name="T9">clusterify() </text:span><text:span text:style-name="T18"><text:s/>is also local function that returns a dictionary containing every single pixel arrays index. Dictionarys keys values represent the indexes of kernel array. </text:span><text:span text:style-name="T22">Clusterify()</text:span><text:span text:style-name="T23"> is a bottleneck, because it's running time is one of the worst </text:span><text:span text:style-name="T24">of the components of k-means and -metoids</text:span><text:span text:style-name="T23"> </text:span><text:span text:style-name="T24">O(n*k*O(dist_2))</text:span><text:span text:style-name="T23">.</text:span><text:span text:style-name="T18"> </text:span><text:span text:style-name="T19">This means that by improving </text:span><text:span text:style-name="T10">clusterify()</text:span><text:span text:style-name="T19"> k-means and -metoids running time would improve. </text:span></text:p>
      <text:p text:style-name="P14"/>
      <text:p text:style-name="P23">Machine learning algorithms</text:p>
      <text:p text:style-name="P11">All of the machine learning algorithms have been implemented into the file <text:span text:style-name="T4">my_models.py. </text:span><text:span text:style-name="T11">Module also contains some functions that some of the machine learning algorithms share for example </text:span><text:span text:style-name="T4">randomly_init_cluster_kernels(). </text:span></text:p>
      <text:p text:style-name="P23"><text:tab/><text:span text:style-name="T25">K-means </text:span><text:span text:style-name="T28">(Flach, </text:span><text:span text:style-name="T29">2012</text:span><text:span text:style-name="T28">) </text:span><text:span text:style-name="T27">is very well known predictive clustering algorithm. Projects version follows heavily the pseudo-code in (Flasch, 2012). Initial resolution of data files also drove towards some optimization in terms of calculations and storage of raw data. <text:s/></text:span></text:p>
      <text:p text:style-name="P11"><text:span text:style-name="T16"><text:tab/></text:span>K-means++(Arthur &amp; Vassilvitskii, 2007) is an improved version of k-means. K-means++ works exactly the same as k-means, but it has improved way to select initial cluster centers.</text:p>
      <text:p text:style-name="P11"><text:soft-page-break/><text:tab/>k-medoids <text:span text:style-name="T16">(Flach, </text:span><text:span text:style-name="T14">2012</text:span><text:span text:style-name="T16">)</text:span></text:p>
      <text:p text:style-name="P25">fuzzy c-means</text:p>
      <text:p text:style-name="P25">k-modes</text:p>
      <text:p text:style-name="P25">k-prototypes</text:p>
      <text:p text:style-name="P25">hierarchical clustering</text:p>
      <text:p text:style-name="P8">Results</text:p>
      <text:p text:style-name="P24"><text:span text:style-name="T21">I made an experiment with image size (480x720x3), amount of images n = 1142, amount of clusters k = 10 and the </text:span><text:span text:style-name="T20">averidge</text:span><text:span text:style-name="T21"> running time for clusterify was 69 seconds. So if k-means runs at least 69 seconds and converges after 100 rounds, it would require at least 6900 seconds approx 2 hours to complete. After this experiment I decided to reduce the number of clusters to 4 and then clusterify ran 27 seconds. Also I decided to run k-means with less data (n&lt;1000). </text:span></text:p>
      <text:p text:style-name="P8"/>
      <text:p text:style-name="P8">Discussion</text:p>
      <text:p text:style-name="P8"/>
      <text:p text:style-name="P8">Conclusion</text:p>
      <text:p text:style-name="P8"/>
      <text:p text:style-name="P8">Appendices</text:p>
      <text:h text:style-name="P29" text:outline-level="2">References</text:h>
      <text:p text:style-name="P18">Arthur, D. and Vassilvitskii, S. (2007). k-means++ : The Advantages of Careful Seeding. <text:span text:style-name="T3">Proceedings of the Eighteenth Annual ACM-SIAM Symposium on Discrete Algorithms</text:span>, pp.1027-1035.</text:p>
      <text:p text:style-name="P5"><text:span text:style-name="T25">Flach, P. (2012). </text:span><text:span text:style-name="T26">Machine learning</text:span><text:span text:style-name="T25">. Cambridge: Cambridge University Press.</text:span></text:p>
      <text:p text:style-name="P12"/>
      <text:p text:style-name="P12">Project repository:</text:p>
      <text:p text:style-name="P12"><text:a xlink:type="simple" xlink:href="https://github.com/mihassin/ubiquitous-spoon" text:style-name="Internet_20_link"><text:span text:style-name="T1">https://github.com/mihassin/ubiquitous-spoon</text:span></text:a><text:span text:style-name="T1"> </text:span></text:p>
      <text:p text:style-name="P16">Project schedule:</text:p>
      <text:p text:style-name="P12"><text:a xlink:type="simple" xlink:href="https://docs.google.com/spreadsheets/d/1SMEjF9h94tKEg0vpC7j1yXE0jVpetmsGcNhnBnqYh8M/edit#gid=0" text:style-name="Internet_20_link"><text:span text:style-name="T30">https://docs.google.com/spreadsheets/d/1SMEjF9h94tKEg0vpC7j1yXE0jVpetmsGcNhnBnqYh8M/edit#gid=0</text:span></text:a><text:span text:style-name="T30"> </text:span></text:p>
      <text:p text:style-name="P16">Hour accounting chart:</text:p>
      <text:p text:style-name="P12"><text:a xlink:type="simple" xlink:href="https://docs.google.com/spreadsheets/d/1SMEjF9h94tKEg0vpC7j1yXE0jVpetmsGcNhnBnqYh8M/edit#gid=2095313416" text:style-name="Internet_20_link"><text:span text:style-name="T30">https://docs.google.com/spreadsheets/d/1SMEjF9h94tKEg0vpC7j1yXE0jVpetmsGcNhnBnqYh8M/edi</text:span></text:a><text:a xlink:type="simple" xlink:href="https://docs.google.com/spreadsheets/d/1SMEjF9h94tKEg0vpC7j1yXE0jVpetmsGcNhnBnqYh8M/edit#gid=2095313416" text:style-name="Internet_20_link"><text:span text:style-name="T30">t</text:span></text:a><text:soft-page-break/><text:a xlink:type="simple" xlink:href="https://docs.google.com/spreadsheets/d/1SMEjF9h94tKEg0vpC7j1yXE0jVpetmsGcNhnBnqYh8M/edit#gid=2095313416" text:style-name="Internet_20_link"><text:span text:style-name="T30">#gid=2095313416</text:span></text:a><text:span text:style-name="T30">.</text:span></text:p>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8:41:36.639448968</meta:creation-date>
    <dc:date>2016-03-06T18:26:56.939000000</dc:date>
    <meta:editing-duration>PT5H40M7S</meta:editing-duration>
    <meta:editing-cycles>7</meta:editing-cycles>
    <meta:generator>LibreOffice/4.2.8.2$Linux_X86_64 LibreOffice_project/420m0$Build-2</meta:generator>
    <meta:document-statistic meta:table-count="0" meta:image-count="0" meta:object-count="0" meta:page-count="7" meta:paragraph-count="45" meta:word-count="1166" meta:character-count="7956" meta:non-whitespace-character-count="6814"/>
  </office:meta>
</office:document-meta>
</file>